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075cm"/>
    </style:style>
    <style:style style:name="co4" style:family="table-column">
      <style:table-column-properties fo:break-before="auto" style:column-width="5.768cm"/>
    </style:style>
    <style:style style:name="co6" style:family="table-column">
      <style:table-column-properties fo:break-before="auto" style:column-width="10.61cm"/>
    </style:style>
    <style:style style:name="co8" style:family="table-column">
      <style:table-column-properties fo:break-before="auto" style:column-width="4.31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1" style:family="table-cell" style:parent-style-name="Default" style:data-style-name="N0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  <style:style style:name="ce20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/>
    <style:style style:name="ce22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3" table:default-cell-style-name="ce6"/>
        <table:table-column table:style-name="co4" table:default-cell-style-name="ce6"/>
        <table:table-column table:style-name="co6" table:default-cell-style-name="ce22"/>
        <table:table-column table:style-name="co4" table:default-cell-style-name="ce6"/>
        <table:table-column table:style-name="co8" table:default-cell-style-name="ce6"/>
        <table:table-column table:style-name="co5" table:number-columns-repeated="59" table:default-cell-style-name="ce6"/>
        <table:table-row table:style-name="ro1">
          <table:table-cell table:style-name="ce17" office:value-type="string" calcext:value-type="string">
            <text:p>Platform URI</text:p>
          </table:table-cell>
          <table:table-cell table:style-name="ce17" office:value-type="string" calcext:value-type="string">
            <text:p>Platform has &lt;relationship&gt; Sensor</text:p>
          </table:table-cell>
          <table:table-cell table:style-name="ce24" office:value-type="string" calcext:value-type="string">
            <text:p>Sensor URI</text:p>
          </table:table-cell>
          <table:table-cell table:style-name="ce24" office:value-type="string" calcext:value-type="string">
            <text:p>Sensor has &lt;relationship&gt; 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lo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al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irs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re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aqu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au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coriolis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windS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0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dmsp_F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s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a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o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ciamachy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e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ats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nv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ip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ts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isar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<text:a xlink:href="http://vocab.nerc.ac.uk/collection/L22/current/TOOL1064/" xlink:type="simple">sens_amiscat</text:a>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t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ers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D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FY-3F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w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comW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fo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for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es_08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09_bk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0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1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811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2_S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3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4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es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goesImager1215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Ca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go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anso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himawari-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ja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ice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la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jason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seidon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3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s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i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land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l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eosat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vir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B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iasi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cat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gome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metOpC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imbus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oms</text:p>
          </table:table-cell>
          <table:table-cell table:style-name="ce22"/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7</text:p>
          </table:table-cell>
          <table:table-cell table:style-name="ce22" office:value-type="string" calcext:value-type="string">
            <text:p>hasSensor</text:p>
          </table:table-cell>
          <table:table-cell table:style-name="ce23"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0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1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3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2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6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b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7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8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msu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noaa_19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vhrr3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osir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din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m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orbview2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seaWiF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parasol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pold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cisat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ceFt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4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vegetation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spot5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hr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modis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aster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nra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opexPoseidon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salt</text:p>
          </table:table-cell>
          <table:table-cell table:style-name="ce23" office:value-type="string" calcext:value-type="string">
            <text:p>hasPlatform</text:p>
          </table:table-cell>
          <table:table-cell table:style-name="ce20"/>
          <table:table-cell table:number-columns-repeated="59"/>
        </table:table-row>
        <table:table-row table:style-name="ro1">
          <table:table-cell table:style-name="ce18" office:value-type="string" calcext:value-type="string">
            <text:p>plat_trmm</text:p>
          </table:table-cell>
          <table:table-cell table:style-name="ce22" office:value-type="string" calcext:value-type="string">
            <text:p>hasSensor</text:p>
          </table:table-cell>
          <table:table-cell office:value-type="string" calcext:value-type="string">
            <text:p>sens_tmi</text:p>
          </table:table-cell>
          <table:table-cell table:style-name="ce22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18" office:value-type="string" calcext:value-type="string">
            <text:p>plat_terraSar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andem_X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8" office:value-type="string" calcext:value-type="string">
            <text:p>plat_tsx_ng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sarX</text:p>
          </table:table-cell>
          <table:table-cell table:style-name="ce23" office:value-type="string" calcext:value-type="string">
            <text:p>hasPlatform</text:p>
          </table:table-cell>
          <table:table-cell table:style-name="ce20" table:number-columns-repeated="60"/>
        </table:table-row>
        <table:table-row table:style-name="ro1">
          <table:table-cell table:style-name="ce19" office:value-type="string" calcext:value-type="string">
            <text:p>plat_saral</text:p>
          </table:table-cell>
          <table:table-cell table:style-name="ce23" office:value-type="string" calcext:value-type="string">
            <text:p>hasSensor</text:p>
          </table:table-cell>
          <table:table-cell office:value-type="string" calcext:value-type="string">
            <text:p>sens_altika</text:p>
          </table:table-cell>
          <table:table-cell table:style-name="ce23"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np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i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cryosat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i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smos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ira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3_xa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5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6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eosat_7_iodc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vir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imbus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0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tiros_n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5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6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7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3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8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noaa_19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table:style-name="ce20" office:value-type="string" calcext:value-type="string">
            <text:p>plat_metOp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hirs4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alos-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alsar2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ma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ason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poseidon3b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race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grace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ms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cS1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vegetationP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aquarius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tropom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co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a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ral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olci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b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lstr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1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2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3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4</text:p>
          </table:table-cell>
          <table:table-cell office:value-type="string" calcext:value-type="string">
            <text:p>hasSensor</text:p>
          </table:table-cell>
          <table:table-cell office:value-type="string" calcext:value-type="string">
            <text:p>sens_sar2000</text:p>
          </table:table-cell>
          <table:table-cell office:value-type="string" calcext:value-type="string">
            <text:p>hasPlatform</text:p>
          </table:table-cell>
          <table:table-cell table:number-columns-repeated="60"/>
        </table:table-row>
        <table:table-row table:style-name="ro1" table:number-rows-repeated="104839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5" table:number-columns-repeated="1023" table:default-cell-style-name="ce6"/>
        <table:table-column table:style-name="co7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number-columns-repeated="1023" table:default-cell-style-name="ce6"/>
        <table:table-column table:style-name="co7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6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54:17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0-29T15:32:23Z</meta:creation-date>
    <dc:date>2020-08-11T14:56:03.778000000</dc:date>
    <meta:editing-cycles>127</meta:editing-cycles>
    <meta:editing-duration>PT7H59M48S</meta:editing-duration>
    <meta:document-statistic meta:table-count="3" meta:cell-count="727" meta:object-count="0"/>
  </office:meta>
</office:document-meta>
</file>